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ViewDocPag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ViewDocPage.widgetSelected( 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ViewDocPage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wViewDocPage.handleBrow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wViewDocPage.updateStatu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ViewDocPage.dialogChang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wViewDoc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ewViewDocPage.NewViewDocPage( I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ViewDocPage.modifyText( Modif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ViewDocPage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